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normal_5f_0020_5f_0028web_5f_0029">
      <style:paragraph-properties fo:margin-top="0cm" fo:margin-bottom="0cm" style:line-height-at-least="0.423cm"/>
    </style:style>
    <style:style style:name="P3" style:family="paragraph" style:parent-style-name="normal_5f_0020_5f_0028web_5f_0029" style:master-page-name="Standard">
      <style:paragraph-properties fo:margin-top="0cm" fo:margin-bottom="0cm" style:line-height-at-least="0.423cm" style:page-number="auto"/>
    </style:style>
    <style:style style:name="T1" style:family="text">
      <style:text-properties fo:color="#000000" fo:font-size="13.5pt" fo:language="en" fo:country="US" style:font-size-asian="13.5pt" style:font-size-complex="13.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uís Couto was born in Saint Vincent.</text:span></text:p>
      <text:p text:style-name="P2"><text:span text:style-name="T1">Photography, as a profession and as a passion, has had a great importance in the past twenty years of his life.</text:span></text:p>
      <text:p text:style-name="P2"><text:span text:style-name="T1">In 1990, he decides to suspend his training in Physics at the Classic University of Lisbon, and goes back to his country to continue his previous photographic records made in the islands.</text:span><text:span text:style-name="apple-converted-space"><text:span text:style-name="T1"> </text:span></text:span><text:span text:style-name="T1">He intends to capture Cape Verde and his photos turn into his identity mark.</text:span></text:p>
      <text:p text:style-name="P2"><text:span text:style-name="T1">As a freelance photographer, Luís Couto develops a strong attitude of producing documentary series on the Cape Verde islands, on which he published two albums and several series of postcards. Also, his photos illustrate several graphical material for disclosure and promotion of Cape Verde.</text:span></text:p>
      <text:p text:style-name="P2"><text:span text:style-name="T1">In addition to photography, he creates advertising layouts and graphic design for various public and private institutions.</text:span></text:p>
      <text:p text:style-name="P2"><text:span text:style-name="T1">Luís Couto lives in Barcelona, ​​working on personal projects as well as in others that are ordered.</text:span></text:p>
      <text:p text:style-name="P2"><text:span text:style-name="T1">In his autobiographical notes, Luís Couto recalls experiences in his travels through photography throughout his Atlantic islands.</text:span></text:p>
      <text:p text:style-name="P2"><text:span text:style-name="T1">...</text:span></text:p>
      <text:p text:style-name="P2"><text:span text:style-name="T1">"With the backpack and the camera equipment on my back, I have travelled great distances on foot in order to feel and capture the nature of the islands and their inhabitants’; I have travelled on public transport and in vans and different trucks as a way to penetrate the reality that I intended to shoot, the land and its people.</text:span></text:p>
      <text:p text:style-name="P2"><text:span text:style-name="T1">I came to the islands by sea and by air, camped alone in various places, as in high mountain on the island of Santo Antão, the dunes of Viana in Boavista, in the salines of Pedra de Lume, or at Chã das Caldeiras next to the volcano of Fogo, so as to shoot from the early hours of the day until evening, sometimes late into the night.</text:span></text:p>
      <text:p text:style-name="P2"><text:span text:style-name="T1">I am glad to have been around the islands several times, from Santo Antão to Brava, through uninterrupted trips of up to three months of duration, which allowed me to better understand the cultural differences of the Cape Verdean people and be graced by the natural hospitality of the people of the islands. "</text:span></text:p>
      <text:p text:style-name="P2"><text:span text:style-name="T1">...</text:span></text:p>
      <text:p text:style-name="P2"><text:span text:style-name="T1">Welcome to this page, where you will find photographic series on the Cape Verde islands, my country of origin, and photographs taken in other destinations.</text:span></text:p>
      <text:p text:style-name="P2"><text:span text:style-name="T1">Some images are more personal and of more creative freedom and some are of documentary or commercial character.</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P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pt" fo:country="PT"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176cm" fo:margin-bottom="0.21cm" fo:line-height="100%"/>
      <style:text-properties style:font-name="Times New Roman" fo:font-size="12pt" fo:language="pt" fo:country="PT" style:font-name-asian="Times New Roman1" style:font-size-asian="12pt" style:language-asian="pt" style:country-asian="PT" style:font-name-complex="Times New Roman1" style:font-size-complex="12pt"/>
    </style:style>
    <style:style style:name="normal_5f_0020_5f_0028web_5f_0029" style:display-name="normal_0020_0028web_0029" style:family="paragraph" style:parent-style-name="Standard"/>
    <style:style style:name="Default_20_Paragraph_20_Font" style:display-name="Default Paragraph Font" style:family="text"/>
    <style:style style:name="apple-converted-space"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meta:initial-creator>
    <dc:creator>sara</dc:creator>
    <meta:editing-cycles>5</meta:editing-cycles>
    <meta:creation-date>2012-08-01T12:16:00</meta:creation-date>
    <dc:date>2012-08-01T12:56:00</dc:date>
    <meta:editing-duration>PT00H00M36S</meta:editing-duration>
    <meta:generator>OpenOffice.org/3.1$Win32 OpenOffice.org_project/310m11$Build-9399</meta:generator>
    <meta:document-statistic meta:table-count="0" meta:image-count="0" meta:object-count="0" meta:page-count="1" meta:paragraph-count="14" meta:word-count="395" meta:character-count="2297"/>
    <meta:template xlink:type="simple" xlink:actuate="onRequest" xlink:title="Normal" xlink:href=""/>
  </office:meta>
</office:document-meta>
</file>